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dc09" officeooo:paragraph-rsid="0012dc09"/>
    </style:style>
    <style:style style:name="P2" style:family="paragraph" style:parent-style-name="Text_20_body">
      <style:text-properties officeooo:rsid="000fb118" officeooo:paragraph-rsid="000fb118"/>
    </style:style>
    <style:style style:name="P3" style:family="paragraph" style:parent-style-name="Text_20_body">
      <style:paragraph-properties fo:text-align="center" style:justify-single-word="false"/>
      <style:text-properties officeooo:paragraph-rsid="000f4b1a"/>
    </style:style>
    <style:style style:name="P4" style:family="paragraph" style:parent-style-name="Text_20_body">
      <style:text-properties officeooo:rsid="001054db" officeooo:paragraph-rsid="001054db"/>
    </style:style>
    <style:style style:name="P5" style:family="paragraph" style:parent-style-name="Text_20_body">
      <style:text-properties officeooo:rsid="0010b6e2" officeooo:paragraph-rsid="0010b6e2"/>
    </style:style>
    <style:style style:name="P6" style:family="paragraph" style:parent-style-name="Text_20_body">
      <style:text-properties officeooo:rsid="001249fc" officeooo:paragraph-rsid="001249fc"/>
    </style:style>
    <style:style style:name="P7" style:family="paragraph" style:parent-style-name="Text_20_body">
      <style:text-properties officeooo:rsid="0012d5d7" officeooo:paragraph-rsid="0012d5d7"/>
    </style:style>
    <style:style style:name="P8" style:family="paragraph" style:parent-style-name="Text_20_body">
      <style:text-properties fo:color="#c9211e" loext:opacity="100%" officeooo:rsid="0012d5d7" officeooo:paragraph-rsid="0012d5d7"/>
    </style:style>
    <style:style style:name="P9" style:family="paragraph" style:parent-style-name="Text_20_body">
      <style:text-properties fo:color="#000000" loext:opacity="100%" officeooo:rsid="0012d5d7" officeooo:paragraph-rsid="0012d5d7"/>
    </style:style>
    <style:style style:name="P10" style:family="paragraph" style:parent-style-name="Text_20_body">
      <style:text-properties officeooo:paragraph-rsid="0012dc09"/>
    </style:style>
    <style:style style:name="P11" style:family="paragraph" style:parent-style-name="Text_20_body">
      <style:text-properties officeooo:rsid="00152b07" officeooo:paragraph-rsid="00152b07"/>
    </style:style>
    <style:style style:name="P12" style:family="paragraph" style:parent-style-name="Text_20_body">
      <style:text-properties officeooo:rsid="0017b8ff" officeooo:paragraph-rsid="0017b8ff"/>
    </style:style>
    <style:style style:name="P13" style:family="paragraph" style:parent-style-name="Heading_20_1">
      <style:paragraph-properties fo:text-align="center" style:justify-single-word="false"/>
      <style:text-properties officeooo:rsid="000f4b1a" officeooo:paragraph-rsid="000f4b1a"/>
    </style:style>
    <style:style style:name="P14" style:family="paragraph" style:parent-style-name="Heading_20_1">
      <style:paragraph-properties fo:text-align="center" style:justify-single-word="false"/>
      <style:text-properties officeooo:rsid="001b63d2" officeooo:paragraph-rsid="001b63d2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01b63d2" officeooo:paragraph-rsid="001b63d2"/>
    </style:style>
    <style:style style:name="P16" style:family="paragraph" style:parent-style-name="Heading_20_3">
      <style:text-properties officeooo:rsid="0012dc09" officeooo:paragraph-rsid="0012dc09"/>
    </style:style>
    <style:style style:name="P17" style:family="paragraph" style:parent-style-name="Heading_20_3">
      <style:text-properties officeooo:rsid="001ab950" officeooo:paragraph-rsid="001ab950"/>
    </style:style>
    <style:style style:name="P18" style:family="paragraph" style:parent-style-name="Text_20_body" style:list-style-name="L1">
      <style:text-properties fo:color="#c9211e" loext:opacity="100%" officeooo:rsid="0012d5d7" officeooo:paragraph-rsid="0012d5d7"/>
    </style:style>
    <style:style style:name="P19" style:family="paragraph" style:parent-style-name="Text_20_body" style:list-style-name="L2">
      <style:text-properties officeooo:rsid="0012dc09" officeooo:paragraph-rsid="0012dc09"/>
    </style:style>
    <style:style style:name="P20" style:family="paragraph" style:parent-style-name="Text_20_body">
      <style:text-properties officeooo:paragraph-rsid="001ab950"/>
    </style:style>
    <style:style style:name="P21" style:family="paragraph" style:parent-style-name="Text_20_body">
      <style:paragraph-properties fo:text-align="justify" style:justify-single-word="false"/>
      <style:text-properties officeooo:rsid="001b63d2" officeooo:paragraph-rsid="001b63d2"/>
    </style:style>
    <style:style style:name="P22" style:family="paragraph" style:parent-style-name="Text_20_body">
      <style:text-properties officeooo:paragraph-rsid="001b63d2"/>
    </style:style>
    <style:style style:name="T1" style:family="text">
      <style:text-properties officeooo:rsid="001249fc"/>
    </style:style>
    <style:style style:name="T2" style:family="text">
      <style:text-properties officeooo:rsid="0012dc09"/>
    </style:style>
    <style:style style:name="T3" style:family="text">
      <style:text-properties officeooo:rsid="0014b742"/>
    </style:style>
    <style:style style:name="T4" style:family="text">
      <style:text-properties officeooo:rsid="00168190"/>
    </style:style>
    <style:style style:name="T5" style:family="text">
      <style:text-properties officeooo:rsid="001ab9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Démarche de test dev logiciel</text:h>
      <text:p text:style-name="P3"/>
      <text:p text:style-name="P2">Test : exécution ou évaluation d’un système ou d’un comp<text:span text:style-name="T1">osant</text:span> par des moyens automatiques ou manuels pour vérifier qu’il répond à ses spécifications (validation) </text:p>
      <text:p text:style-name="P2">validation différent de vérification</text:p>
      <text:p text:style-name="P4">assert pour vérifier que le paramètre entré est du bon type.</text:p>
      <text:p text:style-name="P5">Tester peut révéler la présence d’erreurs mais pas leur absence.</text:p>
      <text:p text:style-name="P6">Test statiq : sans exécuter code </text:p>
      <text:p text:style-name="P6">test Dynamiq : exécution effective </text:p>
      <text:h text:style-name="P16" text:outline-level="3">Test dynamique</text:h>
      <text:p text:style-name="P7">## exercice triangle</text:p>
      <text:p text:style-name="P7">scalène : pas isocèle ni équilatéral ( 3 cotés égaux), quelconque </text:p>
      <text:p text:style-name="P7">6,6,6</text:p>
      <text:p text:style-name="P7">6,7,7</text:p>
      <text:p text:style-name="P7">6,5,7</text:p>
      <text:p text:style-name="P7">a,6,6</text:p>
      <text:p text:style-name="P7">6,a,6</text:p>
      <text:p text:style-name="P7">6,6,a</text:p>
      <text:p text:style-name="P7">-6,6,6</text:p>
      <text:p text:style-name="P7">6,-6,6</text:p>
      <text:p text:style-name="P7">6,6,-6</text:p>
      <text:p text:style-name="P7">6,7,7,6</text:p>
      <text:p text:style-name="P7">0,0,0</text:p>
      <text:p text:style-name="P7">0,6,6</text:p>
      <text:p text:style-name="P7">6,0,6</text:p>
      <text:p text:style-name="P7">6,6,0</text:p>
      <text:p text:style-name="P8">ce que j’ai oublié : </text:p>
      <text:list text:style-name="L1">
        <text:list-item>
          <text:p text:style-name="P18">cas isocèle valide avec les 3 permutations (7,6,7 ; 7,7,6)</text:p>
        </text:list-item>
        <text:list-item>
          <text:p text:style-name="P18">cas où somme de deux entrées égale à la troisième</text:p>
        </text:list-item>
        <text:list-item>
          <text:p text:style-name="P18">cas où somme de deux entrées inférieur à la troisième</text:p>
        </text:list-item>
        <text:list-item>
          <text:p text:style-name="P18">cas avec entrée non entière </text:p>
        </text:list-item>
      </text:list>
      <text:p text:style-name="P9"><text:soft-page-break/>conclu : test est une activité complexe, surtout sur de grandes applications</text:p>
      <text:h text:style-name="P16" text:outline-level="3">Test structurel</text:h>
      <text:p text:style-name="P10">→ <text:span text:style-name="T2">analyse du code source pour établir des tests fonctionnels</text:span></text:p>
      <text:p text:style-name="P1">graphe de contrôle : </text:p>
      <text:list text:style-name="L2">
        <text:list-item>
          <text:p text:style-name="P19">nœuds = bloc d’instruction </text:p>
        </text:list-item>
        <text:list-item>
          <text:p text:style-name="P19">arc = possibilité de transfert d’exéc<text:span text:style-name="T3">ution</text:span> d’un neud à un autre </text:p>
        </text:list-item>
      </text:list>
      <text:p text:style-name="P10"/>
      <text:p text:style-name="P1">### exercice : graphe de contrôle</text:p>
      <text:p text:style-name="P1">I := 1 ;</text:p>
      <text:p text:style-name="P1">Found := false</text:p>
      <text:p text:style-name="P1">While (not found) do</text:p>
      <text:p text:style-name="P1"><text:s text:c="4"/>Begin</text:p>
      <text:p text:style-name="P1"><text:s text:c="8"/>If (a[i] = E) then</text:p>
      <text:p text:style-name="P1"><text:s text:c="12"/>Begin</text:p>
      <text:p text:style-name="P1"><text:s text:c="16"/>Found :=true ;</text:p>
      <text:p text:style-name="P1"><text:s text:c="16"/>S := i ;</text:p>
      <text:p text:style-name="P1"><text:s text:c="12"/>End</text:p>
      <text:p text:style-name="P1"><text:s text:c="8"/>I :=i+1</text:p>
      <text:p text:style-name="P1"><text:s text:c="4"/>end</text:p>
      <text:p text:style-name="P11">réponse dans cahier</text:p>
      <text:p text:style-name="P11">expression des chemins de contrôle : note ( * signifie que je peux faire 0 fois la boucle ou <text:span text:style-name="T4">une infinité) ( c(d+1)e signie que de c à e je peux soit passer par d soit aller tout droit (1) ).</text:span></text:p>
      <text:p text:style-name="P12">c-utilisation : pour le calcul</text:p>
      <text:h text:style-name="P17" text:outline-level="3">test fonctionnel </text:h>
      <text:p text:style-name="P20">→ <text:span text:style-name="T5">avoir le sujet mais pas l’algo et trouver le + de test pertinents </text:span></text:p>
      <text:p text:style-name="P20"/>
      <text:p text:style-name="P20"/>
      <text:h text:style-name="P14" text:outline-level="1" text:is-list-header="true"/>
      <text:p text:style-name="P22"/>
      <text:h text:style-name="P15" text:outline-level="1">Cours n°2</text:h>
      <text:h text:style-name="Heading_20_3" text:outline-level="3">Bases de syntaxe Junit 5</text:h>
      <text:p text:style-name="P21">Junit (ju) peut supporter les tests écrits pour ju 4.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06:13.399187226</meta:creation-date>
    <dc:date>2025-02-11T16:59:48.577641186</dc:date>
    <meta:editing-duration>PT1H32M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3" meta:paragraph-count="55" meta:word-count="301" meta:character-count="1701" meta:non-whitespace-character-count="1370"/>
  </office:meta>
</office:document-meta>
</file>